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18" calcext:value-type="float">
            <text:p>18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9" calcext:value-type="percentage">
            <text:p>9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4" calcext:value-type="float">
            <text:p>4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888888888888889" calcext:value-type="percentage">
            <text:p>89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0:09:00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21:07:13.882000000</dc:date>
    <meta:editing-cycles>785</meta:editing-cycles>
    <meta:editing-duration>P12DT7H1M46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